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227.87mm" svg:y="21.51mm">
            <loext:p draw:notify-on-update-of-ranges="'Saison 2015-2016'.B2:'Saison 2015-2016'.B50 'Saison 2015-2016'.Q1:'Saison 2015-2016'.Q1 'Saison 2015-2016'.Q2:'Saison 2015-2016'.Q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table:number-columns-repeated="1003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table:number-columns-repeated="1003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table:number-columns-repeated="1003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.00.0000</text:date>, <text:time style:data-style-name="N2" text:time-value="10:21:06.4844662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05</meta:editing-cycles>
    <meta:editing-duration>PT1H53M4S</meta:editing-duration>
    <dc:title>Saison Ekkart</dc:title>
    <dc:date>2016-04-21T10:27:32.520818443</dc:date>
    <dc:creator>Ekkart Kleinod</dc:creator>
    <meta:generator>LibreOffice/5.0.3.2$Linux_X86_64 LibreOffice_project/00m0$Build-2</meta:generator>
    <meta:document-statistic meta:table-count="1" meta:cell-count="5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Saison 2015-2016'.B2:'Saison 2015-2016'.B50 'Saison 2015-2016'.Q1:'Saison 2015-2016'.Q50" chart:data-source-has-labels="both" svg:x="0.309cm" svg:y="1.213cm" svg:width="14.865cm" svg:height="5.478cm">
          <chartooo:coordinate-region svg:x="2.294cm" svg:y="1.213cm" svg:width="12.88cm" svg:height="3.514cm"/>
          <chart:axis chart:dimension="x" chart:name="primary-x" chart:style-name="ch4" chartooo:axis-type="auto">
            <chartooo:date-scale/>
            <chart:categories table:cell-range-address="'Saison 2015-2016'.B2:'Saison 2015-2016'.B50"/>
          </chart:axis>
          <chart:axis chart:dimension="y" chart:name="primary-y" chart:style-name="ch5"/>
          <chart:series chart:style-name="ch6" chart:values-cell-range-address="'Saison 2015-2016'.Q2:'Saison 2015-2016'.Q50" chart:label-cell-address="'Saison 2015-2016'.Q1:'Saison 2015-2016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50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5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